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3e6e5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3e6e5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c3e6e5"/>
    </style:style>
    <style:style style:name="ce5" style:family="table-cell" style:parent-style-name="Default">
      <style:table-cell-properties fo:background-color="#c3e6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3e6e5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3e6e5"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8" style:family="table-cell" style:parent-style-name="Default">
      <style:table-cell-properties fo:background-color="#c9f7ff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9f7ff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c9f7ff"/>
    </style:style>
    <style:style style:name="ce11" style:family="table-cell" style:parent-style-name="Default">
      <style:table-cell-properties fo:background-color="#c9f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c9f7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9f7ff"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14" style:family="table-cell" style:parent-style-name="Default">
      <style:table-cell-properties fo:background-color="#d3e0ff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d3e0ff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d3e0ff"/>
    </style:style>
    <style:style style:name="ce17" style:family="table-cell" style:parent-style-name="Default">
      <style:table-cell-properties fo:background-color="#d3e0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d3e0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3e0ff"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20" style:family="table-cell" style:parent-style-name="Default">
      <style:table-cell-properties fo:background-color="#f2fed0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2fed0"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f2fed0"/>
    </style:style>
    <style:style style:name="ce23" style:family="table-cell" style:parent-style-name="Default">
      <style:table-cell-properties fo:background-color="#f2fed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2fed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2fed0"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number-columns-repeated="3" table:default-cell-style-name="ce26"/>
        <table:table-column table:style-name="co3" table:default-cell-style-name="ce26"/>
        <table:table-column table:style-name="co2" table:number-columns-repeated="1019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PS65400RGZT OUTPUT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OUTPUT 1 – VDD (3.3V)</text:p>
          </table:table-cell>
          <table:covered-table-cell table:number-columns-repeated="5" table:style-name="ce3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VREF</text:p>
          </table:table-cell>
          <table:table-cell table:style-name="ce3" office:value-type="string" calcext:value-type="string">
            <text:p>RTOP</text:p>
          </table:table-cell>
          <table:table-cell table:style-name="ce3" office:value-type="string" calcext:value-type="string">
            <text:p>RBOT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.5" calcext:value-type="float">
            <text:p>7.5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VOUT</text:p>
          </table:table-cell>
          <table:table-cell table:style-name="ce3" table:number-columns-repeated="2"/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3" table:formula="of:=[.A5] * (1 + ([.B5] * 10 ^ 3) / ([.C5] * 10 ^ 3))" office:value-type="float" office:value="3.36" calcext:value-type="float">
            <text:p>3.36</text:p>
          </table:table-cell>
          <table:table-cell table:style-name="ce3" table:number-columns-repeated="2"/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4"/>
          <table:table-cell table:number-columns-repeated="1018"/>
        </table:table-row>
        <table:table-row table:style-name="ro2"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Khz</text:p>
          </table:table-cell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Nominal Ripple</text:p>
          </table:table-cell>
          <table:table-cell table:style-name="ce3" office:value-type="string" calcext:value-type="string">
            <text:p>Max Ripple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table:formula="of:=[.A11] * 10 ^ -6" office:value-type="float" office:value="0.000022" calcext:value-type="float">
            <text:p>0.000022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C11] * 10 ^ 3" office:value-type="float" office:value="1000000" calcext:value-type="float">
            <text:p>100000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IN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table:style-name="ce6" office:value-type="string" calcext:value-type="string">
            <text:p>Output Current Ripple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table:style-name="ce7" table:formula="of:=([.A7] * (1 - [.A7] / 12)) / ([.B11] * [.D11])" office:value-type="float" office:value="0.109963636363636" calcext:value-type="float">
            <text:p>0.109963636363636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6" table:number-rows-spanned="1">
            <text:p>OUTPUT 2 – VDD-CORE (1.3V)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9"/>
          <table:table-cell table:number-columns-repeated="1018"/>
        </table:table-row>
        <table:table-row table:style-name="ro2">
          <table:table-cell table:style-name="ce9" office:value-type="string" calcext:value-type="string">
            <text:p>VREF</text:p>
          </table:table-cell>
          <table:table-cell table:style-name="ce9" office:value-type="string" calcext:value-type="string">
            <text:p>RTOP</text:p>
          </table:table-cell>
          <table:table-cell table:style-name="ce9" office:value-type="string" calcext:value-type="string">
            <text:p>RBOT</text:p>
          </table:table-cell>
          <table:table-cell table:style-name="ce10" table:number-columns-repeated="3"/>
          <table:table-cell table:number-columns-repeated="1018"/>
        </table:table-row>
        <table:table-row table:style-name="ro2"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10" calcext:value-type="float">
            <text:p>10</text:p>
          </table:table-cell>
          <table:table-cell table:style-name="ce10" table:number-columns-repeated="3"/>
          <table:table-cell table:number-columns-repeated="1018"/>
        </table:table-row>
        <table:table-row table:style-name="ro2">
          <table:table-cell table:style-name="ce9" office:value-type="string" calcext:value-type="string">
            <text:p>VOUT</text:p>
          </table:table-cell>
          <table:table-cell table:style-name="ce9" table:number-columns-repeated="2"/>
          <table:table-cell table:style-name="ce10" table:number-columns-repeated="3"/>
          <table:table-cell table:number-columns-repeated="1018"/>
        </table:table-row>
        <table:table-row table:style-name="ro2">
          <table:table-cell table:style-name="ce9" table:formula="of:=[.A19] * (1 + ([.B19] * 10 ^ 3) / ([.C19] * 10 ^ 3))" office:value-type="float" office:value="1.296" calcext:value-type="float">
            <text:p>1.296</text:p>
          </table:table-cell>
          <table:table-cell table:style-name="ce9" table:number-columns-repeated="2"/>
          <table:table-cell table:style-name="ce10" table:number-columns-repeated="3"/>
          <table:table-cell table:number-columns-repeated="1018"/>
        </table:table-row>
        <table:table-row table:style-name="ro2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L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Khz</text:p>
          </table:table-cell>
          <table:table-cell table:style-name="ce9" office:value-type="string" calcext:value-type="string">
            <text:p>Hz</text:p>
          </table:table-cell>
          <table:table-cell table:style-name="ce9" office:value-type="string" calcext:value-type="string">
            <text:p>Nominal Ripple</text:p>
          </table:table-cell>
          <table:table-cell table:style-name="ce9" office:value-type="string" calcext:value-type="string">
            <text:p>Max Ripple</text:p>
          </table:table-cell>
          <table:table-cell table:number-columns-repeated="101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table:formula="of:=[.A25] * 10 ^ -6" office:value-type="float" office:value="0.00001" calcext:value-type="float">
            <text:p>0.0000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C25] * 10 ^ 3" office:value-type="float" office:value="1000000" calcext:value-type="float">
            <text:p>1000000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0.9" calcext:value-type="float">
            <text:p>0.9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IN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12" office:value-type="string" calcext:value-type="string">
            <text:p>Output Current Ripple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13" table:formula="of:=([.A21] * (1 - [.A21] / 12)) / ([.B25] * [.D25])" office:value-type="float" office:value="0.1156032" calcext:value-type="float">
            <text:p>0.1156032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6" table:number-rows-spanned="1">
            <text:p>OUTPUT 3 – VDD-DDR (1.5V)</text:p>
          </table:table-cell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15"/>
          <table:table-cell table:number-columns-repeated="1018"/>
        </table:table-row>
        <table:table-row table:style-name="ro2">
          <table:table-cell table:style-name="ce15" office:value-type="string" calcext:value-type="string">
            <text:p>VREF</text:p>
          </table:table-cell>
          <table:table-cell table:style-name="ce15" office:value-type="string" calcext:value-type="string">
            <text:p>RTOP</text:p>
          </table:table-cell>
          <table:table-cell table:style-name="ce15" office:value-type="string" calcext:value-type="string">
            <text:p>RBOT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5" calcext:value-type="float">
            <text:p>15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15" office:value-type="string" calcext:value-type="string">
            <text:p>VOUT</text:p>
          </table:table-cell>
          <table:table-cell table:style-name="ce15" table:number-columns-repeated="2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15" table:formula="of:=[.A33] * (1 + ([.B33] * 10 ^ 3) / ([.C33] * 10 ^ 3))" office:value-type="float" office:value="1.49333333333333" calcext:value-type="float">
            <text:p>1.49333333333333</text:p>
          </table:table-cell>
          <table:table-cell table:style-name="ce15" table:number-columns-repeated="2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16" table:number-columns-repeated="6"/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16"/>
          <table:table-cell table:number-columns-repeated="1018"/>
        </table:table-row>
        <table:table-row table:style-name="ro2">
          <table:table-cell table:style-name="ce15" office:value-type="string" calcext:value-type="string">
            <text:p>uL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Khz</text:p>
          </table:table-cell>
          <table:table-cell table:style-name="ce15" office:value-type="string" calcext:value-type="string">
            <text:p>Hz</text:p>
          </table:table-cell>
          <table:table-cell table:style-name="ce15" office:value-type="string" calcext:value-type="string">
            <text:p>Nominal Ripple</text:p>
          </table:table-cell>
          <table:table-cell table:style-name="ce15" office:value-type="string" calcext:value-type="string">
            <text:p>Max Ripple</text:p>
          </table:table-cell>
          <table:table-cell table:number-columns-repeated="1018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 table:formula="of:=[.A39] * 10 ^ -6" office:value-type="float" office:value="0.00001" calcext:value-type="float">
            <text:p>0.00001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table:formula="of:=[.C39] * 10 ^ 3" office:value-type="float" office:value="1000000" calcext:value-type="float">
            <text:p>1000000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VIN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table:style-name="ce18" office:value-type="string" calcext:value-type="string">
            <text:p>Output Current Ripple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table:style-name="ce19" table:formula="of:=([.A35] * (1 - [.A35] / 12)) / ([.B39] * [.D39])" office:value-type="float" office:value="0.13074962962963" calcext:value-type="float">
            <text:p>0.13074962962963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6" table:number-rows-spanned="1">
            <text:p>OUTPUT 4 – USB-CORE (1.1V)</text:p>
          </table:table-cell>
          <table:covered-table-cell table:number-columns-repeated="5" table:style-name="ce21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21"/>
          <table:table-cell table:number-columns-repeated="1018"/>
        </table:table-row>
        <table:table-row table:style-name="ro2">
          <table:table-cell table:style-name="ce21" office:value-type="string" calcext:value-type="string">
            <text:p>VREF</text:p>
          </table:table-cell>
          <table:table-cell table:style-name="ce21" office:value-type="string" calcext:value-type="string">
            <text:p>RTOP</text:p>
          </table:table-cell>
          <table:table-cell table:style-name="ce21" office:value-type="string" calcext:value-type="string">
            <text:p>RBOT</text:p>
          </table:table-cell>
          <table:table-cell table:style-name="ce22" table:number-columns-repeated="3"/>
          <table:table-cell table:number-columns-repeated="1018"/>
        </table:table-row>
        <table:table-row table:style-name="ro2"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4.3" calcext:value-type="float">
            <text:p>4.3</text:p>
          </table:table-cell>
          <table:table-cell table:style-name="ce21" office:value-type="float" office:value="11" calcext:value-type="float">
            <text:p>11</text:p>
          </table:table-cell>
          <table:table-cell table:style-name="ce22" table:number-columns-repeated="3"/>
          <table:table-cell table:number-columns-repeated="1018"/>
        </table:table-row>
        <table:table-row table:style-name="ro2">
          <table:table-cell table:style-name="ce21" office:value-type="string" calcext:value-type="string">
            <text:p>VOUT</text:p>
          </table:table-cell>
          <table:table-cell table:style-name="ce21" table:number-columns-repeated="2"/>
          <table:table-cell table:style-name="ce22" table:number-columns-repeated="3"/>
          <table:table-cell table:number-columns-repeated="1018"/>
        </table:table-row>
        <table:table-row table:style-name="ro2">
          <table:table-cell table:style-name="ce21" table:formula="of:=[.A47] * (1 + ([.B47] * 10 ^ 3) / ([.C47] * 10 ^ 3))" office:value-type="float" office:value="1.11272727272727" calcext:value-type="float">
            <text:p>1.11272727272727</text:p>
          </table:table-cell>
          <table:table-cell table:style-name="ce21" table:number-columns-repeated="2"/>
          <table:table-cell table:style-name="ce22" table:number-columns-repeated="3"/>
          <table:table-cell table:number-columns-repeated="1018"/>
        </table:table-row>
        <table:table-row table:style-name="ro2">
          <table:table-cell table:style-name="ce22" table:number-columns-repeated="6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22"/>
          <table:table-cell table:number-columns-repeated="1018"/>
        </table:table-row>
        <table:table-row table:style-name="ro2">
          <table:table-cell table:style-name="ce21" office:value-type="string" calcext:value-type="string">
            <text:p>uL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Khz</text:p>
          </table:table-cell>
          <table:table-cell table:style-name="ce21" office:value-type="string" calcext:value-type="string">
            <text:p>Hz</text:p>
          </table:table-cell>
          <table:table-cell table:style-name="ce21" office:value-type="string" calcext:value-type="string">
            <text:p>Nominal Ripple</text:p>
          </table:table-cell>
          <table:table-cell table:style-name="ce21" office:value-type="string" calcext:value-type="string">
            <text:p>Max Ripple</text:p>
          </table:table-cell>
          <table:table-cell table:number-columns-repeated="1018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1" table:formula="of:=[.A53] * 10 ^ -6" office:value-type="float" office:value="0.00001" calcext:value-type="float">
            <text:p>0.00001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table:formula="of:=[.C53] * 10 ^ 3" office:value-type="float" office:value="1000000" calcext:value-type="float">
            <text:p>1000000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9" calcext:value-type="float">
            <text:p>0.9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VIN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21" office:value-type="float" office:value="12" calcext:value-type="float">
            <text:p>12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24" office:value-type="string" calcext:value-type="string">
            <text:p>Output Current Ripple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25" table:formula="of:=([.A49] * (1 - [.A49] / 12)) / ([.B53] * [.D53])" office:value-type="float" office:value="0.100954710743802" calcext:value-type="float">
            <text:p>0.100954710743802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6" table:number-rows-spanned="1">
            <text:p>MAX15027 – VTT-DDR (0.75V)</text:p>
          </table:table-cell>
          <table:covered-table-cell table:number-columns-repeated="5" table:style-name="ce16"/>
          <table:table-cell table:number-columns-repeated="1018"/>
        </table:table-row>
        <table:table-row table:style-name="ro2">
          <table:table-cell office:value-type="string" calcext:value-type="string">
            <text:p>VREF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RBO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RTOP</text:p>
          </table:table-cell>
          <table:table-cell table:number-columns-repeated="1023"/>
        </table:table-row>
        <table:table-row table:style-name="ro2">
          <table:table-cell table:style-name="ce28" table:formula="of:=[.C61] * ([.B61] / [.A61] - 1)"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6" table:number-rows-spanned="1">
            <text:p>SOFT START CAPACITOR</text:p>
          </table:table-cell>
          <table:covered-table-cell table:number-columns-repeated="5" table:style-name="ce29"/>
          <table:table-cell table:number-columns-repeated="1018"/>
        </table:table-row>
        <table:table-row table:style-name="ro2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m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nF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67] * 10 ^ -3" office:value-type="float" office:value="0.02" calcext:value-type="float">
            <text:p>0.02</text:p>
          </table:table-cell>
          <table:table-cell table:formula="of:=10 ^ -5 * [.B67]" office:value-type="float" office:value="0.0000002" calcext:value-type="float">
            <text:p>0.0000002</text:p>
          </table:table-cell>
          <table:table-cell table:formula="of:=10 ^ 6 * [.C67]" office:value-type="float" office:value="0.2" calcext:value-type="float">
            <text:p>0.2</text:p>
          </table:table-cell>
          <table:table-cell table:formula="of:=10 ^ 9 * [.C67]"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6" table:number-rows-spanned="1">
            <text:p>MAX15027 – VDD-ETH (1.2V)</text:p>
          </table:table-cell>
          <table:covered-table-cell table:number-columns-repeated="5" table:style-name="ce16"/>
          <table:table-cell table:number-columns-repeated="1018"/>
        </table:table-row>
        <table:table-row table:style-name="ro2">
          <table:table-cell office:value-type="string" calcext:value-type="string">
            <text:p>VREF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RBO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RTOP</text:p>
          </table:table-cell>
          <table:table-cell table:number-columns-repeated="1023"/>
        </table:table-row>
        <table:table-row table:style-name="ro2">
          <table:table-cell table:style-name="ce28" table:formula="of:=[.C71] * ([.B71] / [.A71] - 1)"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6" table:number-rows-spanned="1">
            <text:p>SOFT START CAPACITOR</text:p>
          </table:table-cell>
          <table:covered-table-cell table:number-columns-repeated="5" table:style-name="ce29"/>
          <table:table-cell table:number-columns-repeated="1018"/>
        </table:table-row>
        <table:table-row table:style-name="ro2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m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nF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77] * 10 ^ -3" office:value-type="float" office:value="0.02" calcext:value-type="float">
            <text:p>0.02</text:p>
          </table:table-cell>
          <table:table-cell table:formula="of:=10 ^ -5 * [.B77]" office:value-type="float" office:value="0.0000002" calcext:value-type="float">
            <text:p>0.0000002</text:p>
          </table:table-cell>
          <table:table-cell table:formula="of:=10 ^ 6 * [.C77]" office:value-type="float" office:value="0.2" calcext:value-type="float">
            <text:p>0.2</text:p>
          </table:table-cell>
          <table:table-cell table:formula="of:=10 ^ 9 * [.C77]" office:value-type="float" office:value="200" calcext:value-type="float">
            <text:p>200</text:p>
          </table:table-cell>
          <table:table-cell table:number-columns-repeated="1019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5:Sheet1.A15 Sheet1.A29:Sheet1.A29 Sheet1.A43:Sheet1.A43 Sheet1.A57:Sheet1.A57">
            <calcext:condition calcext:apply-style-name="Bad" calcext:value="&gt;[.F11]" calcext:base-cell-address="Sheet1.A15"/>
            <calcext:condition calcext:apply-style-name="Warning" calcext:value="&gt;[.E11]" calcext:base-cell-address="Sheet1.A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8T07:48:05.982000000</meta:creation-date>
    <meta:generator>LibreOffice/7.3.3.2$Windows_X86_64 LibreOffice_project/d1d0ea68f081ee2800a922cac8f79445e4603348</meta:generator>
    <dc:date>2023-02-18T16:23:21.537000000</dc:date>
    <meta:editing-duration>PT6H51M59S</meta:editing-duration>
    <meta:editing-cycles>6</meta:editing-cycles>
    <meta:document-statistic meta:table-count="1" meta:cell-count="149" meta:object-count="0"/>
  </office:meta>
</office:document-meta>
</file>